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46in solid #000000" fo:border-left="none" fo:border-right="none" fo:border-top="0.0346in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ahoma1" fo:font-size="12pt" fo:font-style="normal" fo:text-shadow="none" style:text-underline-style="none" fo:font-weight="bold" style:font-name-asian="Tahoma1" style:font-size-asian="12pt" style:font-style-asian="normal" style:font-weight-asian="bold" style:font-name-complex="Tahoma1" style:font-size-complex="12pt" style:font-style-complex="normal" style:font-weight-complex="bold" style:text-emphasize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7" table:row="23" table:table="0"/>
          <office:change-info>
            <dc:creator>Bob Jacobsen</dc:creator>
            <dc:date>2010-08-19T07:57:08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6" table:table="0"/>
          <office:change-info>
            <dc:creator>Bob Jacobsen</dc:creator>
            <dc:date>2010-08-19T07:57:0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3">
          <table:cell-address table:column="2" table:row="7" table:table="0"/>
          <office:change-info>
            <dc:creator>Bob Jacobsen</dc:creator>
            <dc:date>2010-08-19T07:57:10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4">
          <table:cell-address table:column="3" table:row="7" table:table="0"/>
          <office:change-info>
            <dc:creator>Bob Jacobsen</dc:creator>
            <dc:date>2010-08-19T07:57:12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5">
          <table:cell-address table:column="3" table:row="6" table:table="0"/>
          <office:change-info>
            <dc:creator>Bob Jacobsen</dc:creator>
            <dc:date>2010-08-19T07:57:13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6">
          <table:cell-address table:column="3" table:row="10" table:table="0"/>
          <office:change-info>
            <dc:creator>Bob Jacobsen</dc:creator>
            <dc:date>2010-08-19T07:57:15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7">
          <table:cell-address table:column="3" table:row="13" table:table="0"/>
          <office:change-info>
            <dc:creator>Bob Jacobsen</dc:creator>
            <dc:date>2010-08-19T07:57:16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8">
          <table:cell-address table:column="2" table:row="13" table:table="0"/>
          <office:change-info>
            <dc:creator>Bob Jacobsen</dc:creator>
            <dc:date>2010-08-19T07:57:17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9">
          <table:cell-address table:column="2" table:row="10" table:table="0"/>
          <office:change-info>
            <dc:creator>Bob Jacobsen</dc:creator>
            <dc:date>2010-08-19T07:57:1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10">
          <table:cell-address table:column="1" table:row="11" table:table="0"/>
          <office:change-info>
            <dc:creator>Bob Jacobsen</dc:creator>
            <dc:date>2010-08-19T23:29:55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1" table:table="0"/>
          <office:change-info>
            <dc:creator>Bob Jacobsen</dc:creator>
            <dc:date>2010-08-19T23:29:59</dc:date>
          </office:change-info>
          <table:previous>
            <table:change-track-table-cell/>
          </table:previous>
        </table:cell-content-change>
        <table:insertion table:id="ct12" table:type="row" table:position="16" table:table="0">
          <office:change-info>
            <dc:creator>Bob Jacobsen</dc:creator>
            <dc:date>2011-06-06T04:41:46</dc:date>
          </office:change-info>
        </table:insertion>
        <table:insertion table:id="ct13" table:type="row" table:position="15" table:table="0">
          <office:change-info>
            <dc:creator>Bob Jacobsen</dc:creator>
            <dc:date>2011-06-06T04:41:48</dc:date>
          </office:change-info>
          <table:dependencies>
            <table:dependence table:id="ct15"/>
            <table:dependence table:id="ct14"/>
          </table:dependencies>
        </table:insertion>
        <table:cell-content-change table:id="ct14">
          <table:cell-address table:column="0" table:row="15" table:table="0"/>
          <office:change-info>
            <dc:creator>Bob Jacobsen</dc:creator>
            <dc:date>2011-06-06T04:41:5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15" table:table="0"/>
          <office:change-info>
            <dc:creator>Bob Jacobsen</dc:creator>
            <dc:date>2011-06-06T04:41:56</dc:date>
          </office:change-info>
          <table:previous>
            <table:change-track-table-cell/>
          </table:previous>
        </table:cell-content-change>
        <table:insertion table:id="ct16" table:type="row" table:position="0" table:table="0">
          <office:change-info>
            <dc:creator>Bob Jacobsen</dc:creator>
            <dc:date>2011-07-30T16:04:36</dc:date>
          </office:change-info>
          <table:dependencies>
            <table:dependence table:id="ct18"/>
            <table:dependence table:id="ct17"/>
          </table:dependencies>
        </table:insertion>
        <table:cell-content-change table:id="ct17">
          <table:cell-address table:column="0" table:row="0" table:table="0"/>
          <office:change-info>
            <dc:creator>Bob Jacobsen</dc:creator>
            <dc:date>2011-07-30T16:04:38</dc:date>
          </office:change-info>
          <table:previous>
            <table:change-track-table-cell/>
          </table:previous>
        </table:cell-content-change>
        <table:movement table:id="ct18">
          <table:source-range-address table:column="2" table:row="0" table:table="0"/>
          <table:target-range-address table:column="0" table:row="0" table:table="0"/>
          <office:change-info>
            <dc:creator>Bob Jacobsen</dc:creator>
            <dc:date>2011-07-30T16:05:12</dc:date>
          </office:change-info>
        </table:movement>
        <table:insertion table:id="ct19" table:type="row" table:position="1" table:table="0">
          <office:change-info>
            <dc:creator>Bob Jacobsen</dc:creator>
            <dc:date>2011-07-30T16:06:23</dc:date>
          </office:change-info>
        </table:insertion>
      </table:tracked-changes>
      <table:table table:name="Sheet1" table:style-name="ta1" table:print="false">
        <table:table-column table:style-name="co2" table:default-cell-style-name="ce3"/>
        <table:table-column table:style-name="co4" table:default-cell-style-name="Default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3" table:default-cell-style-name="ce8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<text:span text:style-name="T1">This spreadsheet is obsolete. Please see the one in </text:span><text:span text:style-name="T2"><text:s/>http://openlcb.org/trunk/specs instead</text:span>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1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2" office:value-type="string">
            <text:p>OpenLCB Datagram Protocols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Name</text:p>
          </table:table-cell>
          <table:table-cell table:style-name="ce6" office:value-type="string">
            <text:p>Protocol I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Request</text:p>
          </table:table-cell>
          <table:table-cell office:value-type="string">
            <text:p>0x01</text:p>
          </table:table-cell>
          <table:table-cell/>
          <table:table-cell table:style-name="ce3"/>
          <table:table-cell table:number-columns-repeated="1020"/>
        </table:table-row>
        <table:table-row table:style-name="ro2">
          <table:table-cell office:value-type="string">
            <text:p>Log Reply</text:p>
          </table:table-cell>
          <table:table-cell office:value-type="string">
            <text:p>0x02</text:p>
          </table:table-cell>
          <table:table-cell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office:value-type="string">
            <text:p>Configuration</text:p>
          </table:table-cell>
          <table:table-cell office:value-type="string">
            <text:p>0x20</text:p>
          </table:table-cell>
          <table:table-cell/>
          <table:table-cell table:style-name="ce3" table:number-columns-repeated="5"/>
          <table:table-cell table:number-columns-repeated="1016"/>
        </table:table-row>
        <table:table-row table:style-name="ro2">
          <table:table-cell office:value-type="string">
            <text:p>Remote Button</text:p>
          </table:table-cell>
          <table:table-cell office:value-type="string">
            <text:p>0x21</text:p>
          </table:table-cell>
          <table:table-cell/>
          <table:table-cell table:style-name="ce3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3" table:number-columns-repeated="5"/>
          <table:table-cell table:number-columns-repeated="1016"/>
        </table:table-row>
        <table:table-row table:style-name="ro2">
          <table:table-cell office:value-type="string">
            <text:p>Display</text:p>
          </table:table-cell>
          <table:table-cell office:value-type="string">
            <text:p>0x28</text:p>
          </table:table-cell>
          <table:table-cell/>
          <table:table-cell table:style-name="ce3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in Control</text:p>
          </table:table-cell>
          <table:table-cell office:value-type="string">
            <text:p>0x3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/>
          <table:table-cell table:style-name="ce7"/>
          <table:table-cell table:style-name="ce10" table:number-columns-repeated="6"/>
          <table:table-cell table:style-name="ce7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(centrally allocated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6"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(user allocated)</text:p>
          </table:table-cell>
          <table:table-cell table:number-columns-repeated="1023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0">07/30/2011</text:date>, <text:time>11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1-07-30T11:06:27</dc:date>
    <dc:creator>Bob Jacobsen</dc:creator>
    <meta:editing-duration>PT1H25M12S</meta:editing-duration>
    <meta:editing-cycles>32</meta:editing-cycles>
    <meta:generator>OpenOffice.org/3.3$Unix OpenOffice.org_project/330m20$Build-9567</meta:generator>
    <meta:document-statistic meta:table-count="3" meta:cell-count="37" meta:object-count="0"/>
  </office:meta>
</office:document-meta>
</file>